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1A9FD209A86CA148D8A.png" manifest:media-type="image/png"/>
  <manifest:file-entry manifest:full-path="Pictures/10000001000007800000043836295F3F80339E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1.709cm" svg:width="17cm" svg:height="17.424cm" draw:z-index="0"><draw:image xlink:href="Pictures/10000001000007800000043836295F3F80339E78.png" xlink:type="simple" xlink:show="embed" xlink:actuate="onLoad" draw:mime-type="image/png"/></draw:frame><draw:frame draw:style-name="fr1" draw:name="Image2" text:anchor-type="char" svg:x="-0.106cm" svg:y="15.914cm" svg:width="17cm" svg:height="11.218cm" draw:z-index="1"><draw:image xlink:href="Pictures/1000000100000284000001A9FD209A86CA148D8A.png" xlink:type="simple" xlink:show="embed" xlink:actuate="onLoad" draw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27:34.956072802</meta:creation-date>
    <dc:date>2023-11-28T08:57:10.296138698</dc:date>
    <meta:editing-duration>PT2M1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